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08000000084D60FB4967481D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background-color="transparent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Software Architecture (Project)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RCH-PROJ A03</text:span></text:p>
            <text:p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semester’s projects</text:p>
                <text:list>
                  <text:list-item>
                    <text:p>See <text:a xlink:href="https://wp.me/pDU66-4aR" xlink:type="simple">https://wp.me/pDU66-4aR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6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e ARCH Project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10">DR</text:span></text:p>
          </draw:text-box>
        </draw:frame>
        <draw:frame presentation:style-name="pr10" draw:text-style-name="P9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0404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1M14S</meta:editing-duration>
    <meta:editing-cycles>172</meta:editing-cycles>
    <meta:generator>LibreOffice/6.0.7.3$Linux_X86_64 LibreOffice_project/00m0$Build-3</meta:generator>
    <meta:initial-creator>Dirk Riehle</meta:initial-creator>
    <dc:date>2020-04-21T16:51:45.914403179</dc:date>
    <meta:printed-by>Dirk Riehle</meta:printed-by>
    <meta:print-date>2013-05-04T19:19:21</meta:print-date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